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optimized Sept 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float" office:value="7190">
            <text:p>7190</text:p>
          </table:table-cell>
          <table:table-cell office:value-type="string">
            <text:p>miliseconds</text:p>
          </table:table-cell>
          <table:table-cell office:value-type="float" office:value="7146">
            <text:p>7146</text:p>
          </table:table-cell>
          <table:table-cell office:value-type="string">
            <text:p>miliseconds,</text:p>
          </table:table-cell>
          <table:table-cell office:value-type="float" office:value="39444480">
            <text:p>39444480</text:p>
          </table:table-cell>
          <table:table-cell table:number-columns-repeated="2"/>
        </table:table-row>
        <table:table-row table:style-name="ro2">
          <table:table-cell office:value-type="float" office:value="7711">
            <text:p>7711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030">
            <text:p>8030</text:p>
          </table:table-cell>
          <table:table-cell office:value-type="string">
            <text:p>miliseconds</text:p>
          </table:table-cell>
          <table:table-cell office:value-type="float" office:value="8034">
            <text:p>8034</text:p>
          </table:table-cell>
          <table:table-cell office:value-type="string">
            <text:p>miliseconds,</text:p>
          </table:table-cell>
          <table:table-cell office:value-type="float" office:value="39444480">
            <text:p>39444480</text:p>
          </table:table-cell>
          <table:table-cell table:number-columns-repeated="2"/>
        </table:table-row>
        <table:table-row table:style-name="ro2">
          <table:table-cell office:value-type="float" office:value="8233">
            <text:p>8233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7636">
            <text:p>7636</text:p>
          </table:table-cell>
          <table:table-cell office:value-type="string">
            <text:p>miliseconds</text:p>
          </table:table-cell>
          <table:table-cell office:value-type="float" office:value="8031">
            <text:p>8031</text:p>
          </table:table-cell>
          <table:table-cell office:value-type="string">
            <text:p>miliseconds,</text:p>
          </table:table-cell>
          <table:table-cell office:value-type="float" office:value="39444480">
            <text:p>39444480</text:p>
          </table:table-cell>
          <table:table-cell table:number-columns-repeated="2"/>
        </table:table-row>
        <table:table-row table:style-name="ro2">
          <table:table-cell office:value-type="float" office:value="7634">
            <text:p>7634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233">
            <text:p>8233</text:p>
          </table:table-cell>
          <table:table-cell office:value-type="string">
            <text:p>miliseconds</text:p>
          </table:table-cell>
          <table:table-cell office:value-type="float" office:value="8457">
            <text:p>8457</text:p>
          </table:table-cell>
          <table:table-cell office:value-type="string">
            <text:p>miliseconds,</text:p>
          </table:table-cell>
          <table:table-cell office:value-type="float" office:value="39444480">
            <text:p>39444480</text:p>
          </table:table-cell>
          <table:table-cell table:number-columns-repeated="2"/>
        </table:table-row>
        <table:table-row table:style-name="ro2">
          <table:table-cell office:value-type="float" office:value="7834">
            <text:p>7834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029">
            <text:p>8029</text:p>
          </table:table-cell>
          <table:table-cell office:value-type="string">
            <text:p>miliseconds</text:p>
          </table:table-cell>
          <table:table-cell office:value-type="float" office:value="7629">
            <text:p>7629</text:p>
          </table:table-cell>
          <table:table-cell office:value-type="string">
            <text:p>miliseconds,</text:p>
          </table:table-cell>
          <table:table-cell office:value-type="float" office:value="39444480">
            <text:p>39444480</text:p>
          </table:table-cell>
          <table:table-cell table:number-columns-repeated="2"/>
        </table:table-row>
        <table:table-row table:style-name="ro2">
          <table:table-cell office:value-type="float" office:value="8389">
            <text:p>8389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057">
            <text:p>8057</text:p>
          </table:table-cell>
          <table:table-cell office:value-type="string">
            <text:p>miliseconds</text:p>
          </table:table-cell>
          <table:table-cell office:value-type="float" office:value="8789">
            <text:p>8789</text:p>
          </table:table-cell>
          <table:table-cell office:value-type="string">
            <text:p>miliseconds,</text:p>
          </table:table-cell>
          <table:table-cell office:value-type="float" office:value="39444480">
            <text:p>39444480</text:p>
          </table:table-cell>
          <table:table-cell table:number-columns-repeated="2"/>
        </table:table-row>
        <table:table-row table:style-name="ro2">
          <table:table-cell office:value-type="float" office:value="8274">
            <text:p>8274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061">
            <text:p>8061</text:p>
          </table:table-cell>
          <table:table-cell office:value-type="string">
            <text:p>miliseconds</text:p>
          </table:table-cell>
          <table:table-cell office:value-type="float" office:value="8445">
            <text:p>8445</text:p>
          </table:table-cell>
          <table:table-cell office:value-type="string">
            <text:p>miliseconds,</text:p>
          </table:table-cell>
          <table:table-cell office:value-type="float" office:value="39444480">
            <text:p>39444480</text:p>
          </table:table-cell>
          <table:table-cell table:number-columns-repeated="2"/>
        </table:table-row>
        <table:table-row table:style-name="ro2">
          <table:table-cell office:value-type="float" office:value="8049">
            <text:p>8049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055">
            <text:p>8055</text:p>
          </table:table-cell>
          <table:table-cell office:value-type="string">
            <text:p>miliseconds</text:p>
          </table:table-cell>
          <table:table-cell office:value-type="float" office:value="8060">
            <text:p>8060</text:p>
          </table:table-cell>
          <table:table-cell office:value-type="string">
            <text:p>miliseconds,</text:p>
          </table:table-cell>
          <table:table-cell office:value-type="float" office:value="39444480">
            <text:p>39444480</text:p>
          </table:table-cell>
          <table:table-cell table:number-columns-repeated="2"/>
        </table:table-row>
        <table:table-row table:style-name="ro2">
          <table:table-cell office:value-type="float" office:value="8255">
            <text:p>8255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464">
            <text:p>8464</text:p>
          </table:table-cell>
          <table:table-cell office:value-type="string">
            <text:p>miliseconds</text:p>
          </table:table-cell>
          <table:table-cell office:value-type="float" office:value="8027">
            <text:p>8027</text:p>
          </table:table-cell>
          <table:table-cell office:value-type="string">
            <text:p>miliseconds,</text:p>
          </table:table-cell>
          <table:table-cell office:value-type="float" office:value="39444480">
            <text:p>39444480</text:p>
          </table:table-cell>
          <table:table-cell table:number-columns-repeated="2"/>
        </table:table-row>
        <table:table-row table:style-name="ro2">
          <table:table-cell office:value-type="float" office:value="8477">
            <text:p>8477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062">
            <text:p>8062</text:p>
          </table:table-cell>
          <table:table-cell office:value-type="string">
            <text:p>miliseconds</text:p>
          </table:table-cell>
          <table:table-cell office:value-type="float" office:value="8027">
            <text:p>8027</text:p>
          </table:table-cell>
          <table:table-cell office:value-type="string">
            <text:p>miliseconds,</text:p>
          </table:table-cell>
          <table:table-cell office:value-type="float" office:value="39444480">
            <text:p>39444480</text:p>
          </table:table-cell>
          <table:table-cell table:number-columns-repeated="2"/>
        </table:table-row>
        <table:table-row table:style-name="ro2">
          <table:table-cell office:value-type="float" office:value="8505">
            <text:p>8505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065">
            <text:p>8065</text:p>
          </table:table-cell>
          <table:table-cell office:value-type="string">
            <text:p>miliseconds</text:p>
          </table:table-cell>
          <table:table-cell office:value-type="float" office:value="8243">
            <text:p>8243</text:p>
          </table:table-cell>
          <table:table-cell office:value-type="string">
            <text:p>miliseconds,</text:p>
          </table:table-cell>
          <table:table-cell office:value-type="float" office:value="39444480">
            <text:p>39444480</text:p>
          </table:table-cell>
          <table:table-cell table:number-columns-repeated="2"/>
        </table:table-row>
        <table:table-row table:style-name="ro2">
          <table:table-cell office:value-type="float" office:value="8077">
            <text:p>8077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100">
            <text:p>8100</text:p>
          </table:table-cell>
          <table:table-cell office:value-type="string">
            <text:p>miliseconds</text:p>
          </table:table-cell>
          <table:table-cell office:value-type="float" office:value="8237">
            <text:p>8237</text:p>
          </table:table-cell>
          <table:table-cell office:value-type="string">
            <text:p>miliseconds,</text:p>
          </table:table-cell>
          <table:table-cell office:value-type="float" office:value="39444480">
            <text:p>39444480</text:p>
          </table:table-cell>
          <table:table-cell table:number-columns-repeated="2"/>
        </table:table-row>
        <table:table-row table:style-name="ro2">
          <table:table-cell office:value-type="float" office:value="8517">
            <text:p>8517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292">
            <text:p>8292</text:p>
          </table:table-cell>
          <table:table-cell office:value-type="string">
            <text:p>miliseconds</text:p>
          </table:table-cell>
          <table:table-cell office:value-type="float" office:value="8451">
            <text:p>8451</text:p>
          </table:table-cell>
          <table:table-cell office:value-type="string">
            <text:p>miliseconds,</text:p>
          </table:table-cell>
          <table:table-cell office:value-type="float" office:value="39444480">
            <text:p>39444480</text:p>
          </table:table-cell>
          <table:table-cell table:number-columns-repeated="2"/>
        </table:table-row>
        <table:table-row table:style-name="ro2">
          <table:table-cell office:value-type="float" office:value="8134">
            <text:p>8134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106">
            <text:p>8106</text:p>
          </table:table-cell>
          <table:table-cell office:value-type="string">
            <text:p>miliseconds</text:p>
          </table:table-cell>
          <table:table-cell office:value-type="float" office:value="9095">
            <text:p>9095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503">
            <text:p>8503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541">
            <text:p>8541</text:p>
          </table:table-cell>
          <table:table-cell office:value-type="string">
            <text:p>miliseconds</text:p>
          </table:table-cell>
          <table:table-cell office:value-type="float" office:value="8890">
            <text:p>8890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327">
            <text:p>8327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335">
            <text:p>8335</text:p>
          </table:table-cell>
          <table:table-cell office:value-type="string">
            <text:p>miliseconds</text:p>
          </table:table-cell>
          <table:table-cell office:value-type="float" office:value="8519">
            <text:p>851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539">
            <text:p>8539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547">
            <text:p>8547</text:p>
          </table:table-cell>
          <table:table-cell office:value-type="string">
            <text:p>miliseconds</text:p>
          </table:table-cell>
          <table:table-cell office:value-type="float" office:value="8883">
            <text:p>888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7975">
            <text:p>7975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7954">
            <text:p>7954</text:p>
          </table:table-cell>
          <table:table-cell office:value-type="string">
            <text:p>miliseconds</text:p>
          </table:table-cell>
          <table:table-cell office:value-type="float" office:value="9140">
            <text:p>9140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386">
            <text:p>8386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206">
            <text:p>8206</text:p>
          </table:table-cell>
          <table:table-cell office:value-type="string">
            <text:p>miliseconds</text:p>
          </table:table-cell>
          <table:table-cell office:value-type="float" office:value="7849">
            <text:p>784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578">
            <text:p>8578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168">
            <text:p>8168</text:p>
          </table:table-cell>
          <table:table-cell office:value-type="string">
            <text:p>miliseconds</text:p>
          </table:table-cell>
          <table:table-cell office:value-type="float" office:value="8250">
            <text:p>8250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602">
            <text:p>8602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394">
            <text:p>8394</text:p>
          </table:table-cell>
          <table:table-cell office:value-type="string">
            <text:p>miliseconds</text:p>
          </table:table-cell>
          <table:table-cell office:value-type="float" office:value="8058">
            <text:p>8058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844">
            <text:p>8844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626">
            <text:p>8626</text:p>
          </table:table-cell>
          <table:table-cell office:value-type="string">
            <text:p>miliseconds</text:p>
          </table:table-cell>
          <table:table-cell office:value-type="float" office:value="8057">
            <text:p>8057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841">
            <text:p>8841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213">
            <text:p>8213</text:p>
          </table:table-cell>
          <table:table-cell office:value-type="string">
            <text:p>miliseconds</text:p>
          </table:table-cell>
          <table:table-cell office:value-type="float" office:value="7863">
            <text:p>786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442">
            <text:p>8442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420">
            <text:p>8420</text:p>
          </table:table-cell>
          <table:table-cell office:value-type="string">
            <text:p>miliseconds</text:p>
          </table:table-cell>
          <table:table-cell office:value-type="float" office:value="7860">
            <text:p>7860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9467">
            <text:p>9467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835">
            <text:p>8835</text:p>
          </table:table-cell>
          <table:table-cell office:value-type="string">
            <text:p>miliseconds</text:p>
          </table:table-cell>
          <table:table-cell office:value-type="float" office:value="8261">
            <text:p>8261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834">
            <text:p>8834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651">
            <text:p>8651</text:p>
          </table:table-cell>
          <table:table-cell office:value-type="string">
            <text:p>miliseconds</text:p>
          </table:table-cell>
          <table:table-cell office:value-type="float" office:value="8067">
            <text:p>8067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133">
            <text:p>8133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165">
            <text:p>8165</text:p>
          </table:table-cell>
          <table:table-cell office:value-type="string">
            <text:p>miliseconds</text:p>
          </table:table-cell>
          <table:table-cell office:value-type="float" office:value="7877">
            <text:p>7877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275">
            <text:p>8275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525">
            <text:p>8525</text:p>
          </table:table-cell>
          <table:table-cell office:value-type="string">
            <text:p>miliseconds</text:p>
          </table:table-cell>
          <table:table-cell office:value-type="float" office:value="8670">
            <text:p>8670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743">
            <text:p>8743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718">
            <text:p>8718</text:p>
          </table:table-cell>
          <table:table-cell office:value-type="string">
            <text:p>miliseconds</text:p>
          </table:table-cell>
          <table:table-cell office:value-type="float" office:value="8283">
            <text:p>828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925">
            <text:p>8925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9330">
            <text:p>9330</text:p>
          </table:table-cell>
          <table:table-cell office:value-type="string">
            <text:p>miliseconds</text:p>
          </table:table-cell>
          <table:table-cell office:value-type="float" office:value="8280">
            <text:p>8280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9147">
            <text:p>9147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371">
            <text:p>8371</text:p>
          </table:table-cell>
          <table:table-cell office:value-type="string">
            <text:p>miliseconds</text:p>
          </table:table-cell>
          <table:table-cell office:value-type="float" office:value="8280">
            <text:p>8280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9131">
            <text:p>9131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990">
            <text:p>8990</text:p>
          </table:table-cell>
          <table:table-cell office:value-type="string">
            <text:p>miliseconds</text:p>
          </table:table-cell>
          <table:table-cell office:value-type="float" office:value="8521">
            <text:p>8521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9296">
            <text:p>9296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544">
            <text:p>8544</text:p>
          </table:table-cell>
          <table:table-cell office:value-type="string">
            <text:p>miliseconds</text:p>
          </table:table-cell>
          <table:table-cell office:value-type="float" office:value="8782">
            <text:p>8782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637">
            <text:p>8637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9604">
            <text:p>9604</text:p>
          </table:table-cell>
          <table:table-cell office:value-type="string">
            <text:p>miliseconds</text:p>
          </table:table-cell>
          <table:table-cell office:value-type="float" office:value="8412">
            <text:p>8412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9209">
            <text:p>9209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9796">
            <text:p>9796</text:p>
          </table:table-cell>
          <table:table-cell office:value-type="string">
            <text:p>miliseconds</text:p>
          </table:table-cell>
          <table:table-cell office:value-type="float" office:value="8096">
            <text:p>8096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860">
            <text:p>8860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638">
            <text:p>8638</text:p>
          </table:table-cell>
          <table:table-cell office:value-type="string">
            <text:p>miliseconds</text:p>
          </table:table-cell>
          <table:table-cell office:value-type="float" office:value="8311">
            <text:p>8311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671">
            <text:p>8671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10076">
            <text:p>10076</text:p>
          </table:table-cell>
          <table:table-cell office:value-type="string">
            <text:p>miliseconds</text:p>
          </table:table-cell>
          <table:table-cell office:value-type="float" office:value="8321">
            <text:p>8321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9319">
            <text:p>9319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9100">
            <text:p>9100</text:p>
          </table:table-cell>
          <table:table-cell office:value-type="string">
            <text:p>miliseconds</text:p>
          </table:table-cell>
          <table:table-cell office:value-type="float" office:value="8705">
            <text:p>8705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9298">
            <text:p>9298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9316">
            <text:p>9316</text:p>
          </table:table-cell>
          <table:table-cell office:value-type="string">
            <text:p>miliseconds</text:p>
          </table:table-cell>
          <table:table-cell office:value-type="float" office:value="8122">
            <text:p>8122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9127">
            <text:p>9127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751">
            <text:p>8751</text:p>
          </table:table-cell>
          <table:table-cell office:value-type="string">
            <text:p>miliseconds</text:p>
          </table:table-cell>
          <table:table-cell office:value-type="float" office:value="8303">
            <text:p>830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8921">
            <text:p>8921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28188">
            <text:p>28188</text:p>
          </table:table-cell>
          <table:table-cell office:value-type="string">
            <text:p>miliseconds</text:p>
          </table:table-cell>
          <table:table-cell office:value-type="float" office:value="8316">
            <text:p>8316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62104">
            <text:p>62104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89987">
            <text:p>89987</text:p>
          </table:table-cell>
          <table:table-cell office:value-type="string">
            <text:p>miliseconds</text:p>
          </table:table-cell>
          <table:table-cell office:value-type="float" office:value="9138">
            <text:p>9138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101903">
            <text:p>101903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111689">
            <text:p>111689</text:p>
          </table:table-cell>
          <table:table-cell office:value-type="string">
            <text:p>miliseconds</text:p>
          </table:table-cell>
          <table:table-cell office:value-type="float" office:value="8590">
            <text:p>8590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2">
          <table:table-cell office:value-type="float" office:value="167835">
            <text:p>167835</text:p>
          </table:table-cell>
          <table:table-cell office:value-type="string">
            <text:p>miliseconds</text:p>
          </table:table-cell>
          <table:table-cell table:number-columns-repeated="5"/>
        </table:table-row>
        <table:table-row table:style-name="ro2">
          <table:table-cell office:value-type="float" office:value="296006">
            <text:p>296006</text:p>
          </table:table-cell>
          <table:table-cell office:value-type="string">
            <text:p>miliseconds</text:p>
          </table:table-cell>
          <table:table-cell office:value-type="float" office:value="8730">
            <text:p>8730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121">
            <text:p>8121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333">
            <text:p>833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335">
            <text:p>8335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129">
            <text:p>812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536">
            <text:p>8536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549">
            <text:p>854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564">
            <text:p>8564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7760">
            <text:p>7760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168">
            <text:p>8168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7972">
            <text:p>7972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363">
            <text:p>836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571">
            <text:p>8571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385">
            <text:p>8385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405">
            <text:p>8405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794">
            <text:p>8794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808">
            <text:p>8808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7997">
            <text:p>7997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619">
            <text:p>861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425">
            <text:p>8425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047">
            <text:p>9047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049">
            <text:p>804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453">
            <text:p>845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046">
            <text:p>9046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679">
            <text:p>867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263">
            <text:p>926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074">
            <text:p>8074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083">
            <text:p>808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270">
            <text:p>8270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073">
            <text:p>907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878">
            <text:p>8878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479">
            <text:p>847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481">
            <text:p>8481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500">
            <text:p>8500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478">
            <text:p>8478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111">
            <text:p>8111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343">
            <text:p>834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514">
            <text:p>8514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7909">
            <text:p>790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548">
            <text:p>8548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522">
            <text:p>8522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549">
            <text:p>854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752">
            <text:p>8752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552">
            <text:p>8552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162">
            <text:p>9162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993">
            <text:p>899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572">
            <text:p>8572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754">
            <text:p>8754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816">
            <text:p>8816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193">
            <text:p>919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009">
            <text:p>900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622">
            <text:p>8622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603">
            <text:p>960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829">
            <text:p>882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438">
            <text:p>8438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239">
            <text:p>923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865">
            <text:p>8865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852">
            <text:p>8852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279">
            <text:p>927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490">
            <text:p>9490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514">
            <text:p>8514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663">
            <text:p>966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640">
            <text:p>8640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845">
            <text:p>8845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287">
            <text:p>9287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673">
            <text:p>967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286">
            <text:p>8286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089">
            <text:p>908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889">
            <text:p>988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510">
            <text:p>9510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147">
            <text:p>9147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182">
            <text:p>9182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106">
            <text:p>9106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979">
            <text:p>997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723">
            <text:p>872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187">
            <text:p>9187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378">
            <text:p>9378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193">
            <text:p>9193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379">
            <text:p>9379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452">
            <text:p>9452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830">
            <text:p>9830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145">
            <text:p>9145</text:p>
          </table:table-cell>
          <table:table-cell office:value-type="string">
            <text:p>miliseconds,</text:p>
          </table:table-cell>
          <table:table-cell office:value-type="float" office:value="59506688">
            <text:p>595066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789">
            <text:p>8789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048">
            <text:p>9048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865">
            <text:p>886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289">
            <text:p>9289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070">
            <text:p>907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274">
            <text:p>9274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523">
            <text:p>952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506">
            <text:p>950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867">
            <text:p>8867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293">
            <text:p>929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709">
            <text:p>8709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818">
            <text:p>9818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968">
            <text:p>8968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7533">
            <text:p>753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056">
            <text:p>805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972">
            <text:p>9972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819">
            <text:p>9819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358">
            <text:p>9358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841">
            <text:p>884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237">
            <text:p>9237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044">
            <text:p>10044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170">
            <text:p>917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614">
            <text:p>8614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801">
            <text:p>880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613">
            <text:p>961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081">
            <text:p>908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551">
            <text:p>955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852">
            <text:p>9852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7607">
            <text:p>7607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644">
            <text:p>8644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075">
            <text:p>1007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671">
            <text:p>1067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7865">
            <text:p>786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044">
            <text:p>10044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7975">
            <text:p>797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353">
            <text:p>1035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835">
            <text:p>883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381">
            <text:p>938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090">
            <text:p>1009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233">
            <text:p>923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375">
            <text:p>837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187">
            <text:p>10187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565">
            <text:p>956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103">
            <text:p>1110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7974">
            <text:p>7974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350">
            <text:p>1135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070">
            <text:p>907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285">
            <text:p>1128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243">
            <text:p>824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176">
            <text:p>1117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501">
            <text:p>850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2020">
            <text:p>1202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280">
            <text:p>828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2215">
            <text:p>1221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7903">
            <text:p>790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966">
            <text:p>1196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091">
            <text:p>909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670">
            <text:p>967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501">
            <text:p>950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063">
            <text:p>1106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2074">
            <text:p>12074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7903">
            <text:p>790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849">
            <text:p>11849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501">
            <text:p>850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359">
            <text:p>11359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997">
            <text:p>9997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273">
            <text:p>827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646">
            <text:p>1164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7996">
            <text:p>799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100">
            <text:p>1110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224">
            <text:p>8224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744">
            <text:p>9744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2997">
            <text:p>12997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241">
            <text:p>824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2410">
            <text:p>1241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175">
            <text:p>1017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198">
            <text:p>9198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2075">
            <text:p>1207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028">
            <text:p>8028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615">
            <text:p>1161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2859">
            <text:p>12859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7136">
            <text:p>713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820">
            <text:p>1182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301">
            <text:p>1130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801">
            <text:p>880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618">
            <text:p>11618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535">
            <text:p>953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7785">
            <text:p>778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2265">
            <text:p>1226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688">
            <text:p>10688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240">
            <text:p>824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3106">
            <text:p>1310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461">
            <text:p>1046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018">
            <text:p>8018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2922">
            <text:p>12922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2033">
            <text:p>1203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6987">
            <text:p>6987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3346">
            <text:p>1334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7395">
            <text:p>1739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227">
            <text:p>9227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870">
            <text:p>1187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3877">
            <text:p>13877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890">
            <text:p>1189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131">
            <text:p>913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4268">
            <text:p>14268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2025">
            <text:p>1202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6931">
            <text:p>693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3406">
            <text:p>1340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3169">
            <text:p>13169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696">
            <text:p>1069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548">
            <text:p>10548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4662">
            <text:p>14662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4068">
            <text:p>14068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6867">
            <text:p>6867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5289">
            <text:p>15289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5572">
            <text:p>15572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2395">
            <text:p>1239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295">
            <text:p>829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4903">
            <text:p>1490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5285">
            <text:p>1528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3736">
            <text:p>1373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029">
            <text:p>10029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4899">
            <text:p>14899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5011">
            <text:p>1501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949">
            <text:p>9949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906">
            <text:p>1190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7446">
            <text:p>1744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7224">
            <text:p>17224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765">
            <text:p>976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801">
            <text:p>980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6529">
            <text:p>16529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6696">
            <text:p>1669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6569">
            <text:p>16569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044">
            <text:p>10044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6383">
            <text:p>1638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7848">
            <text:p>17848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7180">
            <text:p>1718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972">
            <text:p>10972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5587">
            <text:p>15587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48223">
            <text:p>4822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42513">
            <text:p>42513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109">
            <text:p>10109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39134">
            <text:p>39134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60740">
            <text:p>6074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42399">
            <text:p>42399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49668">
            <text:p>49668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1281">
            <text:p>2128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0456">
            <text:p>2045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7454">
            <text:p>27454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7361">
            <text:p>2736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7366">
            <text:p>2736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6892">
            <text:p>16892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1070">
            <text:p>2107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35067">
            <text:p>35067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50526">
            <text:p>5052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771">
            <text:p>11771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4082">
            <text:p>24082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9228">
            <text:p>19228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32405">
            <text:p>32405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6960">
            <text:p>26960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7734">
            <text:p>17734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2144">
            <text:p>22144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38636">
            <text:p>38636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37834">
            <text:p>37834</text:p>
          </table:table-cell>
          <table:table-cell office:value-type="string">
            <text:p>miliseconds,</text:p>
          </table:table-cell>
          <table:table-cell office:value-type="float" office:value="79675392">
            <text:p>796753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44473">
            <text:p>144473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3995">
            <text:p>13995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4862">
            <text:p>14862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48047">
            <text:p>48047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40875">
            <text:p>40875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6918">
            <text:p>26918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0490">
            <text:p>20490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7846">
            <text:p>17846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36337">
            <text:p>36337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53852">
            <text:p>53852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75908">
            <text:p>75908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5798">
            <text:p>25798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32782">
            <text:p>32782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3227">
            <text:p>83227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35815">
            <text:p>135815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63505">
            <text:p>63505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2286">
            <text:p>82286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30090">
            <text:p>30090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47159">
            <text:p>47159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30918">
            <text:p>30918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6382">
            <text:p>26382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18222">
            <text:p>218222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73087">
            <text:p>73087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32471">
            <text:p>32471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46135">
            <text:p>46135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47296">
            <text:p>47296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23299">
            <text:p>223299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20567">
            <text:p>120567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58813">
            <text:p>58813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34166">
            <text:p>34166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52724">
            <text:p>152724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hread</text:p>
          </table:table-cell>
          <table:table-cell office:value-type="string">
            <text:p>"Thread-32067"</text:p>
          </table:table-cell>
          <table:table-cell office:value-type="string">
            <text:p>java.lang.NullPointerException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at</text:p>
          </table:table-cell>
          <table:table-cell office:value-type="string">
            <text:p>com.camisa.passpatt.PathCost.&lt;init&gt;(PathCost.java:28)</text:p>
          </table:table-cell>
        </table:table-row>
        <table:table-row table:style-name="ro2">
          <table:table-cell table:number-columns-repeated="5"/>
          <table:table-cell office:value-type="string">
            <text:p>at</text:p>
          </table:table-cell>
          <table:table-cell office:value-type="string">
            <text:p>com.camisa.passpatt.PasswordAnalysis.getIthSmallestCost(PasswordAnalysis.java:232)</text:p>
          </table:table-cell>
        </table:table-row>
        <table:table-row table:style-name="ro2">
          <table:table-cell table:number-columns-repeated="5"/>
          <table:table-cell office:value-type="string">
            <text:p>at</text:p>
          </table:table-cell>
          <table:table-cell office:value-type="string">
            <text:p>com.camisa.passpatt.PasswordAnalysis.smallestCost(PasswordAnalysis.java:158)</text:p>
          </table:table-cell>
        </table:table-row>
        <table:table-row table:style-name="ro2">
          <table:table-cell table:number-columns-repeated="5"/>
          <table:table-cell office:value-type="string">
            <text:p>at</text:p>
          </table:table-cell>
          <table:table-cell office:value-type="string">
            <text:p>com.camisa.passpatt.PasswordAnalysis.calculateIthSmallestCost(PasswordAnalysis.java:202)</text:p>
          </table:table-cell>
        </table:table-row>
        <table:table-row table:style-name="ro2">
          <table:table-cell table:number-columns-repeated="5"/>
          <table:table-cell office:value-type="string">
            <text:p>at</text:p>
          </table:table-cell>
          <table:table-cell office:value-type="string">
            <text:p>com.camisa.passpatt.PasswordAnalysis.smallestCost(PasswordAnalysis.java:166)</text:p>
          </table:table-cell>
        </table:table-row>
        <table:table-row table:style-name="ro2">
          <table:table-cell table:number-columns-repeated="5"/>
          <table:table-cell office:value-type="string">
            <text:p>at</text:p>
          </table:table-cell>
          <table:table-cell office:value-type="string">
            <text:p>com.camisa.passpatt.PasswordAnalysis.calculateHighestProbablePatterns(PasswordAnalysis.java:137)</text:p>
          </table:table-cell>
        </table:table-row>
        <table:table-row table:style-name="ro2">
          <table:table-cell table:number-columns-repeated="5"/>
          <table:table-cell office:value-type="string">
            <text:p>at</text:p>
          </table:table-cell>
          <table:table-cell office:value-type="string">
            <text:p>com.camisa.passpatt.ParallelFinder$DoneThread.run(ParallelFinder.java:147)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69149">
            <text:p>269149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20919">
            <text:p>120919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36372">
            <text:p>136372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91151">
            <text:p>91151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03323">
            <text:p>103323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92958">
            <text:p>292958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335430">
            <text:p>335430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04762">
            <text:p>204762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310045">
            <text:p>310045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87436">
            <text:p>87436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5134">
            <text:p>115134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446029">
            <text:p>446029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44806">
            <text:p>244806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402605">
            <text:p>402605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486548">
            <text:p>486548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3567">
            <text:p>113567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65888">
            <text:p>65888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324317">
            <text:p>324317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489153">
            <text:p>489153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332553">
            <text:p>332553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33624">
            <text:p>233624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315195">
            <text:p>315195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11212">
            <text:p>111212</text:p>
          </table:table-cell>
          <table:table-cell office:value-type="string">
            <text:p>miliseconds,</text:p>
          </table:table-cell>
          <table:table-cell office:value-type="float" office:value="106917888">
            <text:p>10691788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3:Sheet1.B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1">10/01/2010</text:date>, <text:time>20:0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meron Morris</meta:initial-creator>
    <meta:creation-date>2010-09-30T08:03:00.14</meta:creation-date>
    <dc:date>2010-10-01T20:07:27.44</dc:date>
    <dc:creator>Cameron Morris</dc:creator>
    <meta:editing-duration>PT08H26M53S</meta:editing-duration>
    <meta:editing-cycles>2</meta:editing-cycles>
    <meta:generator>OpenOffice.org/3.2$Win32 OpenOffice.org_project/320m12$Build-9483</meta:generator>
    <meta:document-statistic meta:table-count="3" meta:cell-count="1221" meta:object-count="0"/>
  </office:meta>
</office:document-meta>
</file>